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79c2" officeooo:paragraph-rsid="000079c2"/>
    </style:style>
    <style:style style:name="P2" style:family="paragraph" style:parent-style-name="Standard">
      <style:text-properties officeooo:rsid="000079c2" officeooo:paragraph-rsid="0001d3c7"/>
    </style:style>
    <style:style style:name="T1" style:family="text">
      <style:text-properties officeooo:rsid="0001d3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Gedicht „JA Te MILUJI“ von Christina Busta, <text:span text:style-name="T1">erschienen im Buch „Inmitten aller Vergänglichkeit“ auf Seite 22 verlegt vom Otto Müller Verlag 1985, </text:span></text:p>
      <text:p text:style-name="P1"/>
      <text:p text:style-name="P2">ist in vier unterschiedlich lange Strophen gegliedert, wobei die letzte länger ist als die ersten drei. Die ersten drei Strophen umfassen je drei Verse und die letzte sieben. Man findet in keiner der Strophen eine Spur von einem Reim. Abgesehen von der ersten Srophe wird der vierhebige Jambus konsequent durchgestzt. Nur in der ersten Strophe findet man einen zweihebigen Daktylus.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08:51:17.071665814</meta:creation-date>
    <dc:date>2022-03-24T09:22:58.146730427</dc:date>
    <meta:editing-duration>PT1M10S</meta:editing-duration>
    <meta:editing-cycles>1</meta:editing-cycles>
    <meta:document-statistic meta:table-count="0" meta:image-count="0" meta:object-count="0" meta:page-count="1" meta:paragraph-count="2" meta:word-count="83" meta:character-count="533" meta:non-whitespace-character-count="450"/>
    <meta:generator>LibreOffice/6.4.7.2$Linux_X86_64 LibreOffice_project/40$Build-2</meta:generator>
  </office:meta>
</office:document-meta>
</file>